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7AD145B3F3E72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97cm" style:rel-column-width="2663*"/>
    </style:style>
    <style:style style:name="Tabela1.B" style:family="table-column">
      <style:table-column-properties style:column-width="12.303cm" style:rel-column-width="6975*"/>
    </style:style>
    <style:style style:name="Tabela1.A1" style:family="table-cell">
      <style:table-cell-properties fo:padding="0.097cm" fo:border-left="none" fo:border-right="none" fo:border-top="1pt solid #000000" fo:border-bottom="none" style:writing-mode="page"/>
    </style:style>
    <style:style style:name="Tabela1.A2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2663*"/>
    </style:style>
    <style:style style:name="Tabela2.B" style:family="table-column">
      <style:table-column-properties style:column-width="12.303cm" style:rel-column-width="6975*"/>
    </style:style>
    <style:style style:name="Tabela2.A1" style:family="table-cell">
      <style:table-cell-properties fo:padding="0.097cm" fo:border-left="none" fo:border-right="none" fo:border-top="1pt solid #000000" fo:border-bottom="none" style:writing-mode="page"/>
    </style:style>
    <style:style style:name="Tabela2.A2" style:family="table-cell">
      <style:table-cell-properties fo:padding="0.097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697cm" style:rel-column-width="2663*"/>
    </style:style>
    <style:style style:name="Tabela3.B" style:family="table-column">
      <style:table-column-properties style:column-width="12.303cm" style:rel-column-width="6975*"/>
    </style:style>
    <style:style style:name="Tabela3.A1" style:family="table-cell">
      <style:table-cell-properties fo:padding="0.097cm" fo:border-left="none" fo:border-right="none" fo:border-top="1pt solid #000000" fo:border-bottom="none" style:writing-mode="page"/>
    </style:style>
    <style:style style:name="Tabela3.A2" style:family="table-cell">
      <style:table-cell-properties fo:padding="0.097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97cm" style:rel-column-width="2663*"/>
    </style:style>
    <style:style style:name="Tabela4.B" style:family="table-column">
      <style:table-column-properties style:column-width="12.303cm" style:rel-column-width="6975*"/>
    </style:style>
    <style:style style:name="Tabela4.A1" style:family="table-cell">
      <style:table-cell-properties fo:padding="0.097cm" fo:border-left="none" fo:border-right="none" fo:border-top="1pt solid #000000" fo:border-bottom="none" style:writing-mode="page"/>
    </style:style>
    <style:style style:name="Tabela4.2" style:family="table-row">
      <style:table-row-properties style:min-row-height="3.187cm"/>
    </style:style>
    <style:style style:name="Tabela4.A2" style:family="table-cell">
      <style:table-cell-properties fo:padding="0.097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697cm" style:rel-column-width="2663*"/>
    </style:style>
    <style:style style:name="Tabela5.B" style:family="table-column">
      <style:table-column-properties style:column-width="12.303cm" style:rel-column-width="6975*"/>
    </style:style>
    <style:style style:name="Tabela5.A1" style:family="table-cell">
      <style:table-cell-properties fo:padding="0.097cm" fo:border-left="none" fo:border-right="none" fo:border-top="1pt solid #000000" fo:border-bottom="none" style:writing-mode="page"/>
    </style:style>
    <style:style style:name="Tabela5.A2" style:family="table-cell">
      <style:table-cell-properties fo:padding="0.097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697cm" style:rel-column-width="2663*"/>
    </style:style>
    <style:style style:name="Tabela6.B" style:family="table-column">
      <style:table-column-properties style:column-width="12.303cm" style:rel-column-width="6975*"/>
    </style:style>
    <style:style style:name="Tabela6.A1" style:family="table-cell">
      <style:table-cell-properties fo:padding="0.097cm" fo:border-left="none" fo:border-right="none" fo:border-top="1pt solid #000000" fo:border-bottom="none" style:writing-mode="page"/>
    </style:style>
    <style:style style:name="Tabela6.A2" style:family="table-cell">
      <style:table-cell-properties fo:padding="0.097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697cm" style:rel-column-width="2663*"/>
    </style:style>
    <style:style style:name="Tabela7.B" style:family="table-column">
      <style:table-column-properties style:column-width="12.303cm" style:rel-column-width="6975*"/>
    </style:style>
    <style:style style:name="Tabela7.A1" style:family="table-cell">
      <style:table-cell-properties fo:padding="0.097cm" fo:border-left="none" fo:border-right="none" fo:border-top="1pt solid #000000" fo:border-bottom="none" style:writing-mode="page"/>
    </style:style>
    <style:style style:name="Tabela7.A2" style:family="table-cell">
      <style:table-cell-properties fo:padding="0.097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697cm" style:rel-column-width="2663*"/>
    </style:style>
    <style:style style:name="Tabela8.B" style:family="table-column">
      <style:table-column-properties style:column-width="12.303cm" style:rel-column-width="6975*"/>
    </style:style>
    <style:style style:name="Tabela8.A1" style:family="table-cell">
      <style:table-cell-properties fo:padding="0.097cm" fo:border-left="none" fo:border-right="none" fo:border-top="1pt solid #000000" fo:border-bottom="none" style:writing-mode="page"/>
    </style:style>
    <style:style style:name="Tabela8.A2" style:family="table-cell">
      <style:table-cell-properties fo:padding="0.097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697cm" style:rel-column-width="2663*"/>
    </style:style>
    <style:style style:name="Tabela9.B" style:family="table-column">
      <style:table-column-properties style:column-width="12.303cm" style:rel-column-width="6975*"/>
    </style:style>
    <style:style style:name="Tabela9.A1" style:family="table-cell">
      <style:table-cell-properties fo:padding="0.097cm" fo:border-left="none" fo:border-right="none" fo:border-top="1pt solid #000000" fo:border-bottom="none" style:writing-mode="page"/>
    </style:style>
    <style:style style:name="Tabela9.A2" style:family="table-cell">
      <style:table-cell-properties fo:padding="0.097cm" fo:border="none" style:writing-mode="page"/>
    </style:style>
    <style:style style:name="P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P7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0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1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98176" officeooo:paragraph-rsid="00198176" style:font-weight-asian="bold" style:font-weight-complex="bold"/>
    </style:style>
    <style:style style:name="P12" style:family="paragraph" style:parent-style-name="Horizontal_20_Line">
      <style:paragraph-properties style:line-height-at-least="0.199cm"/>
      <style:text-properties style:font-name="Arial" fo:font-weight="bold" officeooo:rsid="0014725e" officeooo:paragraph-rsid="0029a1ce" style:font-weight-asian="bold" style:font-weight-complex="bold"/>
    </style:style>
    <style:style style:name="P13" style:family="paragraph" style:parent-style-name="Text_20_body">
      <style:text-properties style:font-name="Arial" officeooo:rsid="001e32d6" officeooo:paragraph-rsid="001e32d6"/>
    </style:style>
    <style:style style:name="P14" style:family="paragraph" style:parent-style-name="Text_20_body">
      <style:text-properties style:font-name="Arial" officeooo:rsid="00217401" officeooo:paragraph-rsid="00217401"/>
    </style:style>
    <style:style style:name="P15" style:family="paragraph" style:parent-style-name="Text_20_body">
      <style:text-properties style:font-name="Arial" officeooo:paragraph-rsid="00217401"/>
    </style:style>
    <style:style style:name="P16" style:family="paragraph" style:parent-style-name="Text_20_body">
      <style:text-properties style:font-name="Arial" officeooo:paragraph-rsid="0022149d"/>
    </style:style>
    <style:style style:name="P17" style:family="paragraph" style:parent-style-name="Text_20_body">
      <style:text-properties officeooo:paragraph-rsid="0023b30e"/>
    </style:style>
    <style:style style:name="P18" style:family="paragraph" style:parent-style-name="Text_20_body">
      <style:text-properties officeooo:rsid="0029a1ce" officeooo:paragraph-rsid="0029a1ce"/>
    </style:style>
    <style:style style:name="P19" style:family="paragraph" style:parent-style-name="Text_20_body">
      <style:text-properties officeooo:rsid="0029a924" officeooo:paragraph-rsid="0029a924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style:font-name="Arial" officeooo:rsid="0029a1ce" officeooo:paragraph-rsid="0029a1ce"/>
    </style:style>
    <style:style style:name="P23" style:family="paragraph" style:parent-style-name="Heading_20_1">
      <style:text-properties officeooo:rsid="00158deb" officeooo:paragraph-rsid="00178d56"/>
    </style:style>
    <style:style style:name="P24" style:family="paragraph" style:parent-style-name="Heading_20_1">
      <style:text-properties officeooo:rsid="001fe759" officeooo:paragraph-rsid="001fe759"/>
    </style:style>
    <style:style style:name="P25" style:family="paragraph" style:parent-style-name="Heading_20_1">
      <style:text-properties officeooo:rsid="00217401" officeooo:paragraph-rsid="00217401"/>
    </style:style>
    <style:style style:name="P26" style:family="paragraph" style:parent-style-name="Heading_20_1">
      <style:text-properties officeooo:rsid="0022149d" officeooo:paragraph-rsid="0022149d"/>
    </style:style>
    <style:style style:name="P27" style:family="paragraph" style:parent-style-name="Heading_20_1">
      <style:text-properties officeooo:rsid="0032ed1c" officeooo:paragraph-rsid="0032ed1c"/>
    </style:style>
    <style:style style:name="P28" style:family="paragraph" style:parent-style-name="Heading_20_1">
      <style:text-properties officeooo:rsid="003cf328" officeooo:paragraph-rsid="003cf328"/>
    </style:style>
    <style:style style:name="P29" style:family="paragraph" style:parent-style-name="Heading_20_2">
      <style:text-properties style:font-name="Arial" officeooo:rsid="001e32d6" officeooo:paragraph-rsid="001e32d6"/>
    </style:style>
    <style:style style:name="P30" style:family="paragraph" style:parent-style-name="Heading_20_2">
      <style:text-properties officeooo:rsid="0023b30e" officeooo:paragraph-rsid="0023b30e"/>
    </style:style>
    <style:style style:name="P31" style:family="paragraph" style:parent-style-name="Heading_20_2">
      <style:text-properties officeooo:rsid="0024912d" officeooo:paragraph-rsid="0024912d"/>
    </style:style>
    <style:style style:name="P32" style:family="paragraph" style:parent-style-name="Heading_20_2">
      <style:text-properties officeooo:rsid="002bfaa1" officeooo:paragraph-rsid="002bfaa1"/>
    </style:style>
    <style:style style:name="P33" style:family="paragraph" style:parent-style-name="Horizontal_20_Line">
      <style:text-properties officeooo:paragraph-rsid="003ab00c"/>
    </style:style>
    <style:style style:name="P34" style:family="paragraph" style:parent-style-name="Standard">
      <style:text-properties officeooo:paragraph-rsid="003509e3"/>
    </style:style>
    <style:style style:name="P35" style:family="paragraph" style:parent-style-name="Standard">
      <style:text-properties officeooo:paragraph-rsid="003b267a"/>
    </style:style>
    <style:style style:name="P36" style:family="paragraph" style:parent-style-name="Standard">
      <style:text-properties officeooo:paragraph-rsid="003df653"/>
    </style:style>
    <style:style style:name="P37" style:family="paragraph" style:parent-style-name="Standard">
      <style:text-properties officeooo:paragraph-rsid="003fe98f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b267a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df653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fe98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38978c" officeooo:paragraph-rsid="0038978c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weight="bold" officeooo:rsid="003b267a" officeooo:paragraph-rsid="003b267a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weight="bold" officeooo:rsid="003df653" officeooo:paragraph-rsid="003df653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weight="bold" officeooo:rsid="003fe98f" officeooo:paragraph-rsid="003fe98f" style:font-weight-asian="bold" style:font-weight-complex="bold"/>
    </style:style>
    <style:style style:name="P51" style:family="paragraph" style:parent-style-name="Table_20_Contents" style:list-style-name="L1">
      <style:text-properties style:font-name="Arial" officeooo:rsid="0032ed1c" officeooo:paragraph-rsid="0032ed1c"/>
    </style:style>
    <style:style style:name="P52" style:family="paragraph" style:parent-style-name="Table_20_Contents" style:list-style-name="L1">
      <style:text-properties style:font-name="Arial" officeooo:rsid="00333d6e" officeooo:paragraph-rsid="00333d6e"/>
    </style:style>
    <style:style style:name="P53" style:family="paragraph" style:parent-style-name="Table_20_Contents" style:list-style-name="L1">
      <style:text-properties style:font-name="Arial" officeooo:rsid="003509e3" officeooo:paragraph-rsid="003509e3"/>
    </style:style>
    <style:style style:name="P54" style:family="paragraph" style:parent-style-name="Table_20_Contents" style:list-style-name="L1">
      <style:text-properties style:font-name="Arial" officeooo:rsid="0036891d" officeooo:paragraph-rsid="0036891d"/>
    </style:style>
    <style:style style:name="P55" style:family="paragraph" style:parent-style-name="Table_20_Contents" style:list-style-name="L1">
      <style:text-properties style:font-name="Arial" officeooo:rsid="0038978c" officeooo:paragraph-rsid="0038978c"/>
    </style:style>
    <style:style style:name="P56" style:family="paragraph" style:parent-style-name="Table_20_Contents" style:list-style-name="L1">
      <style:text-properties style:font-name="Arial" officeooo:rsid="003b267a" officeooo:paragraph-rsid="003b267a"/>
    </style:style>
    <style:style style:name="P57" style:family="paragraph" style:parent-style-name="Table_20_Contents" style:list-style-name="L1">
      <style:text-properties officeooo:paragraph-rsid="003b267a"/>
    </style:style>
    <style:style style:name="P58" style:family="paragraph" style:parent-style-name="Table_20_Contents" style:list-style-name="L1">
      <style:text-properties officeooo:paragraph-rsid="003df653"/>
    </style:style>
    <style:style style:name="P59" style:family="paragraph" style:parent-style-name="Table_20_Contents" style:list-style-name="L1">
      <style:text-properties officeooo:paragraph-rsid="003fe98f"/>
    </style:style>
    <style:style style:name="P60" style:family="paragraph" style:parent-style-name="Table_20_Contents" style:list-style-name="L1">
      <style:text-properties officeooo:rsid="003df653" officeooo:paragraph-rsid="003df653"/>
    </style:style>
    <style:style style:name="P61" style:family="paragraph" style:parent-style-name="Table_20_Contents">
      <style:text-properties officeooo:rsid="003df653" officeooo:paragraph-rsid="003df653"/>
    </style:style>
    <style:style style:name="P62" style:family="paragraph" style:parent-style-name="Table_20_Contents">
      <style:paragraph-properties fo:text-align="center" style:justify-single-word="false"/>
      <style:text-properties officeooo:paragraph-rsid="003df653"/>
    </style:style>
    <style:style style:name="P63" style:family="paragraph" style:parent-style-name="Table_20_Contents" style:list-style-name="L1">
      <style:text-properties officeooo:rsid="003fe98f" officeooo:paragraph-rsid="003fe98f"/>
    </style:style>
    <style:style style:name="P64" style:family="paragraph" style:parent-style-name="Text_20_body">
      <style:text-properties style:font-name="Arial" fo:font-style="normal" officeooo:rsid="0029b086" officeooo:paragraph-rsid="0029a924" style:font-style-asian="normal" style:font-style-complex="normal"/>
    </style:style>
    <style:style style:name="P65" style:family="paragraph" style:parent-style-name="Text_20_body">
      <style:text-properties style:font-name="Arial" officeooo:paragraph-rsid="00217401"/>
    </style:style>
    <style:style style:name="P66" style:family="paragraph" style:parent-style-name="Text_20_body">
      <style:text-properties style:font-name="Arial" officeooo:rsid="0024912d" officeooo:paragraph-rsid="0024912d"/>
    </style:style>
    <style:style style:name="P67" style:family="paragraph" style:parent-style-name="Text_20_body">
      <style:text-properties style:font-name="Arial" officeooo:rsid="0024912d" officeooo:paragraph-rsid="003ab00c"/>
    </style:style>
    <style:style style:name="P68" style:family="paragraph" style:parent-style-name="Text_20_body">
      <style:text-properties style:font-name="Arial" officeooo:rsid="001e32d6" officeooo:paragraph-rsid="001e32d6"/>
    </style:style>
    <style:style style:name="P69" style:family="paragraph" style:parent-style-name="Text_20_body">
      <style:text-properties style:font-name="Arial" officeooo:paragraph-rsid="003a76cb"/>
    </style:style>
    <style:style style:name="P70" style:family="paragraph" style:parent-style-name="Text_20_body">
      <style:text-properties officeooo:paragraph-rsid="002dc233"/>
    </style:style>
    <style:style style:name="P71" style:family="paragraph" style:parent-style-name="Text_20_body">
      <style:text-properties officeooo:paragraph-rsid="0022149d"/>
    </style:style>
    <style:style style:name="P72" style:family="paragraph" style:parent-style-name="Text_20_body">
      <style:text-properties officeooo:paragraph-rsid="003509e3"/>
    </style:style>
    <style:style style:name="P73" style:family="paragraph" style:parent-style-name="Text_20_body">
      <style:text-properties officeooo:paragraph-rsid="003ab00c"/>
    </style:style>
    <style:style style:name="P74" style:family="paragraph" style:parent-style-name="Text_20_body">
      <style:text-properties officeooo:paragraph-rsid="003df653"/>
    </style:style>
    <style:style style:name="P75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23b30e" style:font-style-asian="italic" style:font-style-complex="italic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officeooo:rsid="0029a924" style:font-style-asian="normal" style:font-style-complex="normal"/>
    </style:style>
    <style:style style:name="T8" style:family="text">
      <style:text-properties style:font-name="Arial" fo:font-style="normal" officeooo:rsid="0029b086" style:font-style-asian="normal" style:font-style-complex="normal"/>
    </style:style>
    <style:style style:name="T9" style:family="text">
      <style:text-properties style:font-name="Arial" fo:font-style="normal" officeooo:rsid="0023b30e" style:font-style-asian="normal" style:font-style-complex="normal"/>
    </style:style>
    <style:style style:name="T10" style:family="text">
      <style:text-properties style:font-name="Arial" officeooo:rsid="0023b30e"/>
    </style:style>
    <style:style style:name="T11" style:family="text">
      <style:text-properties style:font-name="Arial" officeooo:rsid="0024912d"/>
    </style:style>
    <style:style style:name="T12" style:family="text">
      <style:text-properties officeooo:rsid="001fe759"/>
    </style:style>
    <style:style style:name="T13" style:family="text">
      <style:text-properties officeooo:rsid="00217401"/>
    </style:style>
    <style:style style:name="T14" style:family="text">
      <style:text-properties officeooo:rsid="0024912d"/>
    </style:style>
    <style:style style:name="T15" style:family="text">
      <style:text-properties officeooo:rsid="00256d65"/>
    </style:style>
    <style:style style:name="T16" style:family="text">
      <style:text-properties officeooo:rsid="0026cf69"/>
    </style:style>
    <style:style style:name="T17" style:family="text">
      <style:text-properties officeooo:rsid="002827aa"/>
    </style:style>
    <style:style style:name="T18" style:family="text">
      <style:text-properties officeooo:rsid="002bfaa1"/>
    </style:style>
    <style:style style:name="T19" style:family="text">
      <style:text-properties style:font-name="Arial"/>
    </style:style>
    <style:style style:name="T20" style:family="text">
      <style:text-properties style:font-name="Arial" officeooo:rsid="002dc233"/>
    </style:style>
    <style:style style:name="T21" style:family="text">
      <style:text-properties style:font-name="Arial" fo:font-style="italic" officeooo:rsid="002dc233" style:font-style-asian="italic" style:font-style-complex="italic"/>
    </style:style>
    <style:style style:name="T22" style:family="text">
      <style:text-properties style:font-name="Arial" fo:font-style="normal" officeooo:rsid="002dc233" style:font-style-asian="normal" style:font-style-complex="normal"/>
    </style:style>
    <style:style style:name="T23" style:family="text">
      <style:text-properties style:font-name="Arial" officeooo:rsid="003b267a"/>
    </style:style>
    <style:style style:name="T24" style:family="text">
      <style:text-properties style:font-name="Arial" officeooo:rsid="003df653"/>
    </style:style>
    <style:style style:name="T25" style:family="text">
      <style:text-properties style:font-name="Arial" fo:font-weight="bold" officeooo:rsid="003b267a" style:font-weight-asian="bold" style:font-weight-complex="bold"/>
    </style:style>
    <style:style style:name="T26" style:family="text">
      <style:text-properties style:font-name="Arial" fo:font-weight="bold" officeooo:rsid="003df653" style:font-weight-asian="bold" style:font-weight-complex="bold"/>
    </style:style>
    <style:style style:name="T27" style:family="text">
      <style:text-properties style:font-name="Arial" officeooo:rsid="003fe98f"/>
    </style:style>
    <style:style style:name="T28" style:family="text">
      <style:text-properties officeooo:rsid="00333d6e"/>
    </style:style>
    <style:style style:name="T29" style:family="text">
      <style:text-properties officeooo:rsid="003509e3"/>
    </style:style>
    <style:style style:name="T30" style:family="text">
      <style:text-properties officeooo:rsid="0036891d"/>
    </style:style>
    <style:style style:name="T31" style:family="text">
      <style:text-properties officeooo:rsid="003851d0"/>
    </style:style>
    <style:style style:name="T32" style:family="text">
      <style:text-properties officeooo:rsid="003a76cb"/>
    </style:style>
    <style:style style:name="T33" style:family="text">
      <style:text-properties officeooo:rsid="003b267a"/>
    </style:style>
    <style:style style:name="T34" style:family="text">
      <style:text-properties officeooo:rsid="003df653"/>
    </style:style>
    <style:style style:name="T35" style:family="text">
      <style:text-properties officeooo:rsid="003fe98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">INSTITUTO FEDERAL DE CIÊNCIA E TECNOLOGIA </text:p>
      <text:p text:style-name="P3">DO RIO GRANDE DO NORTE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DOCUMENTAÇÃO DA API </text:p>
      <text:p text:style-name="P4">DOCTORS SPECIALTIES </text:p>
      <text:p text:style-name="P7"/>
      <text:p text:style-name="P4">Versão 0.0.<text:span text:style-name="T1">1</text:span></text:p>
      <text:p text:style-name="P4"/>
      <text:p text:style-name="P4"/>
      <text:p text:style-name="P4"/>
      <text:p text:style-name="P4"/>
      <text:p text:style-name="P9">Autor<text:span text:style-name="T2">es</text:span>: </text:p>
      <text:p text:style-name="P9">Isadora de Sena Xavie<text:span text:style-name="T2">r</text:span></text:p>
      <text:p text:style-name="P11">Janiheryson Felipe de Oliveira Martins</text:p>
      <text:p text:style-name="P9">Revisores: </text:p>
      <text:p text:style-name="P9">Prof. Clauber Gomes Bezerra</text:p>
      <text:p text:style-name="P8">Prof. Everton Fagner Costa de Almeida</text:p>
      <text:p text:style-name="P9">Coordenador: </text:p>
      <text:p text:style-name="P9">Prof. Fábio Silv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>2021</text:p>
      <text:p text:style-name="P6">Campus Natal – Zona Leste</text:p>
      <text:p text:style-name="Horizontal_20_Line"/>
      <text:p text:style-name="Text_20_body"/>
      <text:p text:style-name="P12"><text:soft-page-break/>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20"><text:a xlink:type="simple" xlink:href="#__RefHeading___Toc1709_3676178629" text:style-name="Index_20_Link" text:visited-style-name="Index_20_Link">Prefacio<text:tab/>3</text:a></text:p>
          <text:p text:style-name="P20"><text:a xlink:type="simple" xlink:href="#__RefHeading___Toc209_2774411809" text:style-name="Index_20_Link" text:visited-style-name="Index_20_Link">1 – Introdução<text:tab/>4</text:a></text:p>
          <text:p text:style-name="P21"><text:a xlink:type="simple" xlink:href="#__RefHeading___Toc1697_3676178629" text:style-name="Index_20_Link" text:visited-style-name="Index_20_Link">1.2 – Público Alvo<text:tab/>4</text:a></text:p>
          <text:p text:style-name="P21"><text:a xlink:type="simple" xlink:href="#__RefHeading___Toc357_3538550664" text:style-name="Index_20_Link" text:visited-style-name="Index_20_Link">1.3 – Delimitação do Problema<text:tab/>4</text:a></text:p>
          <text:p text:style-name="P20"><text:a xlink:type="simple" xlink:href="#__RefHeading___Toc1699_3676178629" text:style-name="Index_20_Link" text:visited-style-name="Index_20_Link">2 – Técnica utilizada para o levantamento de requisitos<text:tab/>4</text:a></text:p>
          <text:p text:style-name="P20"><text:a xlink:type="simple" xlink:href="#__RefHeading___Toc1701_3676178629" text:style-name="Index_20_Link" text:visited-style-name="Index_20_Link">3 – Cenário Principal<text:tab/>4</text:a></text:p>
          <text:p text:style-name="P20"><text:a xlink:type="simple" xlink:href="#__RefHeading___Toc1703_3676178629" text:style-name="Index_20_Link" text:visited-style-name="Index_20_Link">4 – Especificação dos Requisitos<text:tab/>5</text:a></text:p>
          <text:p text:style-name="P21"><text:a xlink:type="simple" xlink:href="#__RefHeading___Toc1705_3676178629" text:style-name="Index_20_Link" text:visited-style-name="Index_20_Link">4.1 – Requisitos Funcionais<text:tab/>5</text:a></text:p>
          <text:p text:style-name="P21"><text:a xlink:type="simple" xlink:href="#__RefHeading___Toc1707_3676178629" text:style-name="Index_20_Link" text:visited-style-name="Index_20_Link">4.2 – Requisitos Não-Funcionais<text:tab/>5</text:a></text:p>
          <text:p text:style-name="P20"><text:a xlink:type="simple" xlink:href="#__RefHeading___Toc1954_3538550664" text:style-name="Index_20_Link" text:visited-style-name="Index_20_Link">5 – Requisitos Funcionais<text:tab/>6</text:a></text:p>
          <text:p text:style-name="P20"><text:a xlink:type="simple" xlink:href="#__RefHeading___Toc1957_3538550664" text:style-name="Index_20_Link" text:visited-style-name="Index_20_Link">6 – Requisitos Não-Funcionais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33"><text:soft-page-break/></text:p>
      <text:h text:style-name="P22" text:outline-level="1"><text:bookmark-start text:name="__RefHeading___Toc1709_3676178629"/>Prefacio<text:bookmark-end text:name="__RefHeading___Toc1709_3676178629"/></text:h>
      <text:p text:style-name="P18"><text:span text:style-name="T3">O objetivo deste documento é fornecer um roteiro para o desenvolvimento de sistemas de software utilizando os princípios da engenharia de software orientada a objetos com notação UML (</text:span><text:span text:style-name="T4">Unifield Modeling Language</text:span><text:span text:style-name="T3">).</text:span><text:span text:style-name="T6"> É destinado </text:span><text:span text:style-name="T7">a </text:span><text:span text:style-name="T6">todos os alunos do Instituto Federal de Ciência e Tecnologia do Rio Grande do Norte, </text:span><text:span text:style-name="T7">apoiando as disciplinas de Programação Orientada a Serviços, Projeto de Desenvolvimento de Sistemas para Internet, Análise e Projeto Orientado a Objetos, Programação de Sistemas para Internet, entre outras, além do Trabalho de Desenvolvimento de Projeto Integrador II.</text:span></text:p>
      <text:p text:style-name="P19"><text:span text:style-name="T6">Esta é a versão 1.0.0 do documento, ainda não revisada. Neste documento são citados alguns modelos do RUP (</text:span><text:span text:style-name="T4">Rational Unified Process – Processo Unificado Rational)</text:span><text:span text:style-name="T6">, que podem ser consultados no site da IBM. A escolha da orientação a objetos é devido à tendência de mercado, </text:span><text:span text:style-name="T8">mas pode ser seguido também pela Modelagem Estruturada.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9"/>
      <text:p text:style-name="Horizontal_20_Line"/>
      <text:p text:style-name="Horizontal_20_Line"><text:soft-page-break/></text:p>
      <text:h text:style-name="P23" text:outline-level="1"><text:bookmark-start text:name="__RefHeading___Toc209_2774411809"/>1 – Introdução<text:bookmark-end text:name="__RefHeading___Toc209_2774411809"/></text:h>
      <text:p text:style-name="P13">Proposta da implementação básica de uma API Rest provedora de um webservice de consulta e <text:span text:style-name="T16">gerenciamento</text:span> de <text:span text:style-name="T17">profissionais </text:span><text:span text:style-name="T16">m</text:span>édicos e suas especialidades, <text:span text:style-name="T18">fornecendo, direta ou indiretamente essas informações aos interessados. O projeto utilizará o framework Ruby on Rails para fornecer esses dados em formato JSON, totalmente compatível com as tecnologias atuais do mercado, através do método REST.</text:span></text:p>
      <text:h text:style-name="P29" text:outline-level="2"><text:bookmark-start text:name="__RefHeading___Toc1697_3676178629"/>1.2 – Público Alvo<text:bookmark-end text:name="__RefHeading___Toc1697_3676178629"/></text:h>
      <text:p text:style-name="P13">Aplicação destinada para o uso de i<text:span text:style-name="T12">ntegração de produtos e serviços através da comunidade de desenvolvedores, </text:span><text:span text:style-name="T15">e indiretamente através dos usuários que por ventura utilizarem de serviços que consumam esses dados.</text:span></text:p>
      <text:h text:style-name="P32" text:outline-level="2"><text:bookmark-start text:name="__RefHeading___Toc357_3538550664"/>1.3 – Delimitação do Problema<text:bookmark-end text:name="__RefHeading___Toc357_3538550664"/></text:h>
      <text:p text:style-name="P70"><text:span text:style-name="T20">Observando o cotidiano de muitas unidades de saúde espalhadas na cidade de Natal, capital do Rio Grande do Norte, notou-se que o atendimento, como o cadastro de novos pacientes e médicos são, muitas vezes, realizadas em fichas de papel(chamadas de prontuários), ou em planilhas eletrônicas comuns. Essa situação destoa da realidade tecnológica atual e produz uma série de transtornos e atrasos indesejáveis nos processos de atendimento. Para mitigar tais situações, nosso grupo desenvolverá um sistema que poderá servir para o consumo de clínicas, UBS (</text:span><text:span text:style-name="T21">Unidade Básica de Saúde)</text:span><text:span text:style-name="T22">, organizações, profissionais de saúde, comunidade de desenvolvedores, e dos aplicativos da área.</text:span></text:p>
      <text:h text:style-name="P24" text:outline-level="1"><text:bookmark-start text:name="__RefHeading___Toc1699_3676178629"/>2 – Técnica utilizada para o levantamento de requisitos<text:bookmark-end text:name="__RefHeading___Toc1699_3676178629"/></text:h>
      <text:p text:style-name="P14">O levantamento dos requisitos exposto neste documento foi realizado através de análise de cenários pelos desenvolvedores Isadora e Janiheryson, considerando suas experiências na área de desenvolvimento web.</text:p>
      <text:p text:style-name="P14">É ideal que este documento seja revisado pelos avaliadores, até a versão final antes do seu desenvolvimento.</text:p>
      <text:h text:style-name="P25" text:outline-level="1"><text:bookmark-start text:name="__RefHeading___Toc1701_3676178629"/>3 – Cenário Principal<text:bookmark-end text:name="__RefHeading___Toc1701_3676178629"/></text:h>
      <text:p text:style-name="P69">Elabore um projeto, usando Ruby on Rails, de uma API REST provedora de um webservice. Essa API deverá manipular um banco de dados para cadastro de médico em uma clínica. </text:p>
      <text:p text:style-name="Horizontal_20_Line"/>
      <text:p text:style-name="Horizontal_20_Line"><text:soft-page-break/></text:p>
      <text:p text:style-name="P69">Nesse banco de dados deverão estar cadastrados as seguintes informações referentes a cada médico: </text:p>
      <text:p text:style-name="P15"/>
      <text:p text:style-name="P15">● Nome completo </text:p>
      <text:p text:style-name="P15">● Email </text:p>
      <text:p text:style-name="P15">● CRM </text:p>
      <text:p text:style-name="P15">● Especialidade </text:p>
      <text:p text:style-name="P16">Você poderá utilizar o banco de dados de sua escolha (PostgreSQL, MySQL, sqlite, etc.<text:span text:style-name="T13">)</text:span>. Os dados desse banco devem ser manipulados pela API no formato JSON. Essa API deverá disponibilizar as seguintes funções: </text:p>
      <text:p text:style-name="P71"><text:span text:style-name="T3">1. Exibir a lista com os dados de todos os médicos cadastrados</text:span></text:p>
      <text:p text:style-name="P16">2. Exibir os dados de um médico específico, a partir do seu id</text:p>
      <text:p text:style-name="P16">3. Cadastrar um novo médico</text:p>
      <text:h text:style-name="P26" text:outline-level="1"><text:bookmark-start text:name="__RefHeading___Toc1703_3676178629"/>4 – Especificação dos Requisitos<text:bookmark-end text:name="__RefHeading___Toc1703_3676178629"/></text:h>
      <text:p text:style-name="P17"><text:span text:style-name="T10">Requisitos são capacidades e condições às quais o sistema deve atender. Os requisitos levantados neste documento para o desenvolvimento da API Médicos Especialistas foram divididos em duas categorias: </text:span><text:span text:style-name="T5">Funcionais</text:span><text:span text:style-name="T10"> e </text:span><text:span text:style-name="T5">Não-Funcionais </text:span><text:span text:style-name="T9">(também conhecidos como Atributos de Qualidade).</text:span></text:p>
      <text:h text:style-name="P30" text:outline-level="2"><text:bookmark-start text:name="__RefHeading___Toc1705_3676178629"/>4.1 – <text:span text:style-name="T14">Requisitos Funcionais</text:span><text:bookmark-end text:name="__RefHeading___Toc1705_3676178629"/></text:h>
      <text:p text:style-name="P66">Os requisitos funcionais devem especificar aspectos funcionais do sistema ou do componente que compõe o sistema, diz respeito as funções que o sistema será capaz de realizar, e são capturados sob o ponto de vista do usuário.</text:p>
      <text:h text:style-name="P31" text:outline-level="2"><text:bookmark-start text:name="__RefHeading___Toc1707_3676178629"/>4.2 – Requisitos Não-Funcionais<text:bookmark-end text:name="__RefHeading___Toc1707_3676178629"/></text:h>
      <text:p text:style-name="P73"><text:span text:style-name="T11">Ou Atributos de Qualidade, descrevem como o sistema atingirá os objetivos dos Requisitos Funcionais, descrevem critérios que irão compor a arquitetura do sistema ou </text:span></text:p>
      <text:p text:style-name="Horizontal_20_Line"/>
      <text:p text:style-name="Horizontal_20_Line"><text:soft-page-break/></text:p>
      <text:p text:style-name="P67">do componente.</text:p>
      <text:h text:style-name="P27" text:outline-level="1"><text:bookmark-start text:name="__RefHeading___Toc1954_3538550664"/>5 – Requisitos Funcionais<text:bookmark-end text:name="__RefHeading___Toc1954_3538550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RF 001</text:p>
          </table:table-cell>
          <table:table-cell table:style-name="Tabela1.A1" office:value-type="string">
            <text:p text:style-name="P38">CADASTRO DE ESPECIALIDADES MÉDICAS</text:p>
          </table:table-cell>
        </table:table-row>
        <table:table-row>
          <table:table-cell table:style-name="Tabela1.A2" office:value-type="string">
            <text:p text:style-name="P41">DESCRIÇÃO</text:p>
          </table:table-cell>
          <table:table-cell table:style-name="Tabela1.A2" office:value-type="string">
            <text:list xml:id="list1898017905" text:style-name="L1">
              <text:list-item>
                <text:p text:style-name="P51">O sistema deve <text:span text:style-name="T28">permitir a criação de novas especializações médicas </text:span><text:span text:style-name="T29">através de requisição web</text:span></text:p>
              </text:list-item>
              <text:list-item>
                <text:p text:style-name="P53">O sistema deverá possuir um campo d<text:span text:style-name="T30">e nome da especialização para o seu cadastro.</text:span></text:p>
              </text:list-item>
              <text:list-item>
                <text:p text:style-name="P54">O sistema deve conter um único registro de cada especialização.</text:p>
              </text:list-item>
              <text:list-item>
                <text:p text:style-name="P54">O sistema deve ser capaz de associar as especialidades criadas no sistema a um médico através do seu número identificador.</text:p>
              </text:list-item>
            </text:list>
          </table:table-cell>
        </table:table-row>
      </table:table>
      <text:p text:style-name="P7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3">RF 00<text:span text:style-name="T29">2</text:span></text:p>
          </table:table-cell>
          <table:table-cell table:style-name="Tabela4.A1" office:value-type="string">
            <text:p text:style-name="P40">C<text:span text:style-name="T29">ONSULTAS DE ESPECIALIDADES MÉDICAS</text:span></text:p>
          </table:table-cell>
        </table:table-row>
        <table:table-row table:style-name="Tabela4.2">
          <table:table-cell table:style-name="Tabela4.A2" office:value-type="string">
            <text:p text:style-name="P43">DESCRIÇÃO</text:p>
          </table:table-cell>
          <table:table-cell table:style-name="Tabela4.A2" office:value-type="string">
            <text:list xml:id="list1842252769925" text:continue-numbering="true" text:style-name="L1">
              <text:list-item>
                <text:p text:style-name="P53">O sistema deve ser capaz de exibir a lista de especializações médicas cadastradas no sistema <text:span text:style-name="T30">através de um pedido de requisição web.</text:span></text:p>
              </text:list-item>
              <text:list-item>
                <text:p text:style-name="P53">O sistema deve ser capaz de exibir uma especialidade específica através do seu número identificador <text:span text:style-name="T30">através de pedido de requisição web</text:span>.</text:p>
              </text:list-item>
              <text:list-item>
                <text:p text:style-name="P53">O sistema exibirá uma resposta com o nome e o número identificador de cada especialidade <text:span text:style-name="T30">quando solicitado</text:span></text:p>
              </text:list-item>
              <text:list-item>
                <text:p text:style-name="P55">O sistema deve ser capaz de emitir respostas claras, positivas ou negativas quando solicitados.</text:p>
              </text:list-item>
            </text:list>
          </table:table-cell>
        </table:table-row>
      </table:table>
      <text:p text:style-name="P3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2">RF 00<text:span text:style-name="T31">3</text:span></text:p>
          </table:table-cell>
          <table:table-cell table:style-name="Tabela2.A1" office:value-type="string">
            <text:p text:style-name="P39">CADASTRO DE <text:span text:style-name="T28">PROFISSIONAIS MÉDICOS</text:span></text:p>
          </table:table-cell>
        </table:table-row>
        <table:table-row>
          <table:table-cell table:style-name="Tabela2.A2" office:value-type="string">
            <text:p text:style-name="P42">DESCRIÇÃO</text:p>
          </table:table-cell>
          <table:table-cell table:style-name="Tabela2.A2" office:value-type="string">
            <text:list xml:id="list1842305532953" text:continue-numbering="true" text:style-name="L1">
              <text:list-item>
                <text:p text:style-name="P52">O sistema deve permitir o cadastro de novos médicos</text:p>
              </text:list-item>
              <text:list-item>
                <text:p text:style-name="P52">O sistema <text:span text:style-name="T29">deve permitir a associação </text:span><text:span text:style-name="T32">de um médico a</text:span><text:span text:style-name="T29"> especialização médica já cadastrada no sistema </text:span><text:span text:style-name="T32">através do cadastro dos dados do profissional médico.</text:span></text:p>
              </text:list-item>
              <text:list-item>
                <text:p text:style-name="P53">O sistema deve conter os campos de Nome Completo, E-mail, CRM e a especialização associada, e contar com um número identificador único.</text:p>
              </text:list-item>
              <text:list-item>
                <text:p text:style-name="P55">O sistema não deve permitir que sejam criados profissionais com mesmo e-mail, ou o mesmo CRM no sistema.</text:p>
              </text:list-item>
            </text:list>
          </table:table-cell>
        </table:table-row>
      </table:table>
      <text:p text:style-name="P34"/>
      <text:p text:style-name="P34"/>
      <text:p text:style-name="P34"/>
      <text:p text:style-name="P34"/>
      <text:p text:style-name="Horizontal_20_Line"/>
      <text:p text:style-name="Horizontal_20_Line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3">RF 00<text:span text:style-name="T31">4</text:span></text:p>
          </table:table-cell>
          <table:table-cell table:style-name="Tabela3.A1" office:value-type="string">
            <text:p text:style-name="P47">CONSULTAS DE PROFISSIONAIS MÉDICOS</text:p>
          </table:table-cell>
        </table:table-row>
        <table:table-row>
          <table:table-cell table:style-name="Tabela3.A2" office:value-type="string">
            <text:p text:style-name="P43">DESCRIÇÃO</text:p>
          </table:table-cell>
          <table:table-cell table:style-name="Tabela3.A2" office:value-type="string">
            <text:list xml:id="list1842650805460" text:continue-numbering="true" text:style-name="L1">
              <text:list-item>
                <text:p text:style-name="P55">O sistema deve ser capaz de gerar respostas aos pedidos recebidos no sistema através de recursos web.</text:p>
              </text:list-item>
              <text:list-item>
                <text:p text:style-name="P55">O sistema deve ser capaz de exibir a lista de todos os médicos cadastrados no sistema</text:p>
              </text:list-item>
              <text:list-item>
                <text:p text:style-name="P55">O sistema deve ser capaz de exibir um determinado médico através do seu número identificador único.</text:p>
              </text:list-item>
              <text:list-item>
                <text:p text:style-name="P55">O sistema deve disponibilizar os dados de nome completo, e-mail, CRM e especialidade de cada médico no sistema, além do seu número identificador único.</text:p>
              </text:list-item>
            </text:list>
          </table:table-cell>
        </table:table-row>
      </table:table>
      <text:p text:style-name="P35"/>
      <text:h text:style-name="P28" text:outline-level="1"><text:bookmark-start text:name="__RefHeading___Toc1957_3538550664"/>6 – Requisitos Não-Funcionais<text:bookmark-end text:name="__RefHeading___Toc1957_353855066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4">R<text:span text:style-name="T33">N</text:span>F 00<text:span text:style-name="T33">1</text:span></text:p>
          </table:table-cell>
          <table:table-cell table:style-name="Tabela5.A1" office:value-type="string">
            <text:p text:style-name="P48">CONTROLE E GERENCIAMENTO DE CADASTRO DE ESPECIALIDADES</text:p>
          </table:table-cell>
        </table:table-row>
        <table:table-row>
          <table:table-cell table:style-name="Tabela5.A2" office:value-type="string">
            <text:p text:style-name="P44">DESCRIÇÃO</text:p>
          </table:table-cell>
          <table:table-cell table:style-name="Tabela5.A2" office:value-type="string">
            <text:list xml:id="list1841866128196" text:continue-numbering="true" text:style-name="L1">
              <text:list-item>
                <text:p text:style-name="P56">O sistema poderá contar com um gerenciador de atualização de especialidade médica já cadastrada <text:span text:style-name="T34">através do número identificador do registro cadastrado.</text:span></text:p>
              </text:list-item>
              <text:list-item>
                <text:p text:style-name="P56">O sistema poderá contar com a exclusão de alguma especialidade médica, <text:span text:style-name="T34">através do número do identificador único do registro cadastradao.</text:span></text:p>
              </text:list-item>
              <text:list-item>
                <text:p text:style-name="P56">A exclusão de uma especialidade médica cadastrada incluirá a exclusão dos registros de médicos a ela associada, se houver algum.</text:p>
              </text:list-item>
            </text:list>
          </table:table-cell>
        </table:table-row>
      </table:table>
      <text:p text:style-name="P3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4">R<text:span text:style-name="T33">N</text:span>F 00<text:span text:style-name="T33">2</text:span></text:p>
          </table:table-cell>
          <table:table-cell table:style-name="Tabela6.A1" office:value-type="string">
            <text:p text:style-name="P48">CONTROLE E GERENCIAMENTO DE CADASTRO DE MÉDICOS</text:p>
          </table:table-cell>
        </table:table-row>
        <table:table-row>
          <table:table-cell table:style-name="Tabela6.A2" office:value-type="string">
            <text:p text:style-name="P44">DESCRIÇÃO</text:p>
          </table:table-cell>
          <table:table-cell table:style-name="Tabela6.A2" office:value-type="string">
            <text:list xml:id="list1841045528233" text:continue-numbering="true" text:style-name="L1">
              <text:list-item>
                <text:p text:style-name="P57"><text:span text:style-name="T23">O sistema poderá contar com um gerenciador de atualização de um profissional médico já cadastrado </text:span><text:span text:style-name="T24">através do seu identificador único.</text:span></text:p>
              </text:list-item>
              <text:list-item>
                <text:p text:style-name="P57"><text:span text:style-name="T23">O sistema poderá contar com a exclusão de algum médico cadastrado, </text:span><text:span text:style-name="T24">através do número de identificação único do registro.</text:span></text:p>
              </text:list-item>
            </text:list>
          </table:table-cell>
        </table:table-row>
      </table:table>
      <text:p text:style-name="P3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5">R<text:span text:style-name="T33">N</text:span>F 00<text:span text:style-name="T34">3</text:span></text:p>
          </table:table-cell>
          <table:table-cell table:style-name="Tabela7.A1" office:value-type="string">
            <text:p text:style-name="P49">CONTROLE DE AUTENTICAÇÃO</text:p>
          </table:table-cell>
        </table:table-row>
        <table:table-row>
          <table:table-cell table:style-name="Tabela7.A2" office:value-type="string">
            <text:p text:style-name="P45">DESCRIÇÃO</text:p>
          </table:table-cell>
          <table:table-cell table:style-name="Tabela7.A2" office:value-type="string">
            <text:list xml:id="list1842146227081" text:continue-numbering="true" text:style-name="L1">
              <text:list-item>
                <text:p text:style-name="P60"><text:span text:style-name="T23">O </text:span><text:span text:style-name="T3">sistema poderá contar com um sistema de autenticação de usuários para conferir poderes administrativos aos mesmos.</text:span></text:p>
              </text:list-item>
              <text:list-item>
                <text:p text:style-name="P60"><text:span text:style-name="T3">Poderes administrativos permitidos: atualizar e deletar registro ou registros tanto de especialidades médicas, como de profissionais médicos.</text:span></text:p>
              </text:list-item>
            </text:list>
            <text:p text:style-name="P61"><text:span text:style-name="T3"/></text:p>
          </table:table-cell>
        </table:table-row>
      </table:table>
      <text:p text:style-name="P36"/>
      <text:p text:style-name="Horizontal_20_Line"/>
      <text:p text:style-name="Horizontal_20_Line"><text:soft-page-break/></text:p>
      <text:p text:style-name="P7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5">R<text:span text:style-name="T33">N</text:span>F 00<text:span text:style-name="T34">4</text:span></text:p>
          </table:table-cell>
          <table:table-cell table:style-name="Tabela8.A1" office:value-type="string">
            <text:p text:style-name="P62"><text:span text:style-name="T25">CONTROLE E GERENCIAMENTO DE </text:span><text:span text:style-name="T26">USUÁRIOS MEMBROS</text:span></text:p>
          </table:table-cell>
        </table:table-row>
        <table:table-row>
          <table:table-cell table:style-name="Tabela8.A2" office:value-type="string">
            <text:p text:style-name="P45">DESCRIÇÃO</text:p>
          </table:table-cell>
          <table:table-cell table:style-name="Tabela8.A2" office:value-type="string">
            <text:list xml:id="list1842058818312" text:continue-numbering="true" text:style-name="L1">
              <text:list-item>
                <text:p text:style-name="P60"><text:span text:style-name="T23">O </text:span><text:span text:style-name="T3">sistema poderá contar com um controle de cadastro e gerenciamento dos usuários membros com poderes administrativos</text:span></text:p>
              </text:list-item>
              <text:list-item>
                <text:p text:style-name="P58"><text:span text:style-name="T24">Esse controle </text:span><text:span text:style-name="T27">poderá</text:span><text:span text:style-name="T24"> conter uma área administrativa com interface visual amigável</text:span></text:p>
              </text:list-item>
              <text:list-item>
                <text:p text:style-name="P58"><text:span text:style-name="T24">Esse controle </text:span><text:span text:style-name="T27">pode</text:span><text:span text:style-name="T24"> conter um token de </text:span><text:span text:style-name="T27">acesso</text:span><text:span text:style-name="T24"> para conferir </text:span><text:span text:style-name="T27">confiabilidade da permissão.</text:span></text:p>
              </text:list-item>
              <text:list-item>
                <text:p text:style-name="P59"><text:span text:style-name="T27">O cadastro pode conter os campos de nome, função administrativa, e-mail, termo de assinatura para confirmar, cfp e telefone.</text:span></text:p>
              </text:list-item>
            </text:list>
          </table:table-cell>
        </table:table-row>
      </table:table>
      <text:p text:style-name="P3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6">R<text:span text:style-name="T33">N</text:span>F 00<text:span text:style-name="T35">5</text:span></text:p>
          </table:table-cell>
          <table:table-cell table:style-name="Tabela9.A1" office:value-type="string">
            <text:p text:style-name="P50">INFORMAÇÕES SERIALIZADAS</text:p>
          </table:table-cell>
        </table:table-row>
        <table:table-row>
          <table:table-cell table:style-name="Tabela9.A2" office:value-type="string">
            <text:p text:style-name="P46">DESCRIÇÃO</text:p>
          </table:table-cell>
          <table:table-cell table:style-name="Tabela9.A2" office:value-type="string">
            <text:list xml:id="list1841506761497" text:continue-numbering="true" text:style-name="L1">
              <text:list-item>
                <text:p text:style-name="P63"><text:span text:style-name="T23">O </text:span><text:span text:style-name="T3">sistema poderá conter somente informações de respostas para as requisições, tanto de especialidades médicas como de profissionais médicos que sejam relevantes ao usuário, garantindo que o sistema seja o mais transparente e claro para o usuário, garantindo que o sistema ofereça uma melhor experiência de uso.</text:span></text:p>
              </text:list-item>
            </text:list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4D7AD145B3F3E72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6T00:18:40.471000000</dc:date>
    <meta:editing-duration>PT2H3M46S</meta:editing-duration>
    <meta:editing-cycles>14</meta:editing-cycles>
    <meta:generator>LibreOffice/7.0.0.3$Windows_X86_64 LibreOffice_project/8061b3e9204bef6b321a21033174034a5e2ea88e</meta:generator>
    <meta:document-statistic meta:table-count="9" meta:image-count="0" meta:object-count="0" meta:page-count="8" meta:paragraph-count="114" meta:word-count="1335" meta:character-count="8628" meta:non-whitespace-character-count="7399"/>
  </office:meta>
</office:document-meta>
</file>